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Chalkduster" svg:font-family="Chalkduster" style:font-pitch="variable"/>
    <style:font-face style:name="PROMETHEUS" svg:font-family="PROMETHEUS" style:font-pitch="variable"/>
    <style:font-face style:name="REVOLUTION" svg:font-family="REVOLUTION" style:font-pitch="variable"/>
    <style:font-face style:name="moonhouse" svg:font-family="moonhous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2" style:family="graphic" style:parent-style-name="objectwithoutfill">
      <style:graphic-properties svg:stroke-width="0.3cm" draw:marker-start-width="0.65cm" draw:marker-end-width="0.65cm" draw:fill="none" draw:textarea-vertical-align="middle" fo:padding-top="0.275cm" fo:padding-bottom="0.275cm" fo:padding-left="0.4cm" fo:padding-right="0.4cm"/>
    </style:style>
    <style:style style:name="gr3" style:family="graphic" style:parent-style-name="standard">
      <style:graphic-properties svg:stroke-width="0.2cm" svg:stroke-color="#000000" draw:marker-start-width="0.5cm" draw:marker-end-width="0.5cm" draw:fill="solid" draw:fill-color="#000000" draw:textarea-horizontal-align="justify" draw:textarea-vertical-align="middle" draw:auto-grow-height="false" fo:padding-top="0.225cm" fo:padding-bottom="0.225cm" fo:padding-left="0.35cm" fo:padding-right="0.35cm"/>
    </style:style>
    <style:style style:name="gr4" style:family="graphic" style:parent-style-name="objectwithoutfill">
      <style:graphic-properties svg:stroke-width="0.7cm" draw:marker-start-width="1.25cm" draw:marker-end-width="1.25cm" draw:fill="none" draw:textarea-vertical-align="middle" fo:padding-top="0.475cm" fo:padding-bottom="0.475cm" fo:padding-left="0.6cm" fo:padding-right="0.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9cm" draw:marker-start-width="1.55cm" draw:marker-end-width="1.55cm" draw:fill="none" draw:textarea-vertical-align="middle" fo:padding-top="0.575cm" fo:padding-bottom="0.575cm" fo:padding-left="0.7cm" fo:padding-right="0.7cm"/>
    </style:style>
    <style:style style:name="gr7" style:family="graphic" style:parent-style-name="objectwithoutfill">
      <style:graphic-properties svg:stroke-color="#cccccc" draw:fill="none" draw:fill-color="#ffffff" draw:textarea-vertical-align="middle"/>
    </style:style>
    <style:style style:name="gr8" style:family="graphic" style:parent-style-name="standard">
      <style:graphic-properties draw:stroke="none" svg:stroke-color="#000000"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svg:stroke-width="0.3cm" svg:stroke-color="#000000" draw:marker-start-width="0.65cm" draw:marker-end-width="0.6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10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svg:stroke-width="0.6cm" svg:stroke-color="#000000" draw:marker-start-width="1.1cm" draw:marker-end-width="1.1cm" draw:fill="solid" draw:fill-color="#ffffff" draw:textarea-horizontal-align="justify" draw:textarea-vertical-align="middle" draw:auto-grow-height="false" fo:padding-top="0.425cm" fo:padding-bottom="0.425cm" fo:padding-left="0.55cm" fo:padding-right="0.55cm"/>
    </style:style>
    <style:style style:name="gr12" style:family="graphic" style:parent-style-name="objectwithoutfill">
      <style:graphic-properties svg:stroke-width="0.3cm" svg:stroke-color="#000000" draw:marker-start-width="0.65cm" draw:marker-end-width="0.65cm" draw:fill="none" draw:fill-color="#ffffff" draw:textarea-vertical-align="middle" fo:padding-top="0.275cm" fo:padding-bottom="0.275cm" fo:padding-left="0.4cm" fo:padding-right="0.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1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0000" style:font-name="PROMETHEUS" fo:font-size="72pt" style:font-size-asian="72pt" style:font-size-complex="72pt"/>
    </style:style>
    <style:style style:name="P3" style:family="paragraph">
      <style:text-properties fo:color="#000000" style:font-name="Chalkduster" fo:font-size="88pt" style:font-size-asian="88pt" style:font-size-complex="88pt"/>
    </style:style>
    <style:style style:name="P4" style:family="paragraph">
      <style:paragraph-properties fo:text-align="center"/>
      <style:text-properties style:font-name="Chalkduster"/>
    </style:style>
    <style:style style:name="P5" style:family="paragraph">
      <style:text-properties fo:color="#000000" style:font-name="moonhouse" fo:font-size="72pt" style:font-size-asian="72pt" style:font-size-complex="72pt"/>
    </style:style>
    <style:style style:name="P6" style:family="paragraph">
      <style:text-properties fo:color="#000000" style:font-name="REVOLUTION" fo:font-size="72pt" style:font-size-asian="72pt" style:font-size-complex="72pt"/>
    </style:style>
    <style:style style:name="P7" style:family="paragraph">
      <style:text-properties style:font-name="Chalkduster" fo:font-size="38pt" style:font-size-asian="38pt" style:font-size-complex="38pt"/>
    </style:style>
    <style:style style:name="T1" style:family="text">
      <style:text-properties fo:color="#000000" style:font-name="PROMETHEUS" fo:font-size="72pt" style:font-size-asian="72pt" style:font-size-complex="72pt"/>
    </style:style>
    <style:style style:name="T2" style:family="text">
      <style:text-properties fo:color="#000000" style:font-name="Chalkduster" fo:font-size="88pt" style:font-size-asian="88pt" style:font-size-complex="88pt"/>
    </style:style>
    <style:style style:name="T3" style:family="text">
      <style:text-properties fo:color="#000000" style:font-name="moonhouse" fo:font-size="72pt" style:font-size-asian="72pt" style:font-size-complex="72pt"/>
    </style:style>
    <style:style style:name="T4" style:family="text">
      <style:text-properties fo:color="#ffffff" style:font-name="REVOLUTION" fo:font-size="72pt" style:font-size-asian="72pt" style:font-size-complex="72pt"/>
    </style:style>
    <style:style style:name="T5" style:family="text">
      <style:text-properties fo:color="#000000" style:font-name="REVOLUTION" fo:font-size="72pt" style:font-size-asian="72pt" style:font-size-complex="72pt"/>
    </style:style>
    <style:style style:name="T6" style:family="text">
      <style:text-properties style:font-name="Chalkduster"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8.127cm" svg:height="2.539cm" svg:x="3.842cm" svg:y="4.81cm" svg:viewBox="0 0 8128 2540" svg:d="M0 2413c3048-2413 2286-2413 2286-2413l5842 2540">
          <text:p/>
        </draw:path>
        <draw:path draw:style-name="gr2" draw:text-style-name="P1" draw:layer="layout" svg:width="6.857cm" svg:height="2.504cm" svg:x="4.604cm" svg:y="6.588cm" svg:viewBox="0 0 6858 2505" svg:d="M6858 508c-718 4772-6858-508-6858-508">
          <text:p/>
        </draw:path>
        <draw:custom-shape draw:style-name="gr3" draw:text-style-name="P1" draw:layer="layout" svg:width="1.524cm" svg:height="1.524cm" svg:x="9.811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8.127cm" svg:height="2.539cm" svg:x="3.461cm" svg:y="3.54cm" svg:viewBox="0 0 8128 2540" svg:d="M0 2413c3048-2413 2286-2413 2286-2413l5842 2540">
          <text:p/>
        </draw:path>
        <draw:frame draw:style-name="gr5" draw:text-style-name="P2" draw:layer="layout" svg:width="12.186cm" svg:height="3.866cm" svg:x="1.621cm" svg:y="11.072cm">
          <draw:text-box>
            <text:p><text:span text:style-name="T1">B <text:s/>DREP</text:span></text:p>
          </draw:text-box>
        </draw:frame>
        <draw:frame draw:style-name="gr5" draw:text-style-name="P3" draw:layer="layout" svg:width="2.796cm" svg:height="4.171cm" draw:transform="rotate (-3.11680897821147) translate (6.45cm 14.411cm)">
          <draw:text-box>
            <text:p><text:span text:style-name="T2">A</text:span></text:p>
          </draw:text-box>
        </draw:frame>
        <draw:path draw:style-name="gr1" draw:text-style-name="P1" draw:layer="layout" svg:width="8.127cm" svg:height="2.539cm" svg:x="17.842cm" svg:y="4.81cm" svg:viewBox="0 0 8128 2540" svg:d="M0 2413c3048-2413 2286-2413 2286-2413l5842 2540">
          <text:p/>
        </draw:path>
        <draw:path draw:style-name="gr6" draw:text-style-name="P1" draw:layer="layout" svg:width="6.857cm" svg:height="2.504cm" svg:x="18.604cm" svg:y="6.588cm" svg:viewBox="0 0 6858 2505" svg:d="M6858 508c-718 4772-6858-508-6858-508">
          <text:p/>
        </draw:path>
        <draw:custom-shape draw:style-name="gr3" draw:text-style-name="P1" draw:layer="layout" svg:width="1.524cm" svg:height="1.524cm" svg:x="23.811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8.127cm" svg:height="2.539cm" svg:x="17.461cm" svg:y="3.54cm" svg:viewBox="0 0 8128 2540" svg:d="M0 2413c3048-2413 2286-2413 2286-2413l5842 2540">
          <text:p/>
        </draw:path>
        <draw:frame draw:style-name="gr5" draw:text-style-name="P2" draw:layer="layout" svg:width="13.232cm" svg:height="3.866cm" svg:x="15.621cm" svg:y="11.072cm">
          <draw:text-box>
            <text:p><text:span text:style-name="T1">BADREP</text:span></text:p>
          </draw:text-box>
        </draw:frame>
        <draw:line draw:style-name="gr7" draw:text-style-name="P4" draw:layer="layout" svg:x1="14.589cm" svg:y1="19.796cm" svg:x2="14.462cm" svg:y2="1cm">
          <text:p/>
        </draw:line>
      </draw:page>
      <draw:page draw:name="page2" draw:style-name="dp1" draw:master-page-name="Default">
        <draw:custom-shape draw:style-name="gr8" draw:text-style-name="P1" draw:layer="layout" svg:width="5.842cm" svg:height="2.794cm" svg:x="16.367cm" svg:y="9.509cm">
          <text:p/>
          <draw:enhanced-geometry svg:viewBox="0 0 21600 21600" draw:type="rectangle" draw:enhanced-path="M 0 0 L 21600 0 21600 21600 0 21600 0 0 Z N"/>
        </draw:custom-shape>
        <draw:path draw:style-name="gr1" draw:text-style-name="P1" draw:layer="layout" svg:width="8.127cm" svg:height="2.539cm" svg:x="3.842cm" svg:y="4.81cm" svg:viewBox="0 0 8128 2540" svg:d="M0 2413c3048-2413 2286-2413 2286-2413l5842 2540">
          <text:p/>
        </draw:path>
        <draw:path draw:style-name="gr2" draw:text-style-name="P1" draw:layer="layout" svg:width="6.857cm" svg:height="2.504cm" svg:x="4.604cm" svg:y="6.588cm" svg:viewBox="0 0 6858 2505" svg:d="M6858 508c-718 4772-6858-508-6858-508">
          <text:p/>
        </draw:path>
        <draw:custom-shape draw:style-name="gr3" draw:text-style-name="P1" draw:layer="layout" svg:width="1.524cm" svg:height="1.524cm" svg:x="9.811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8.127cm" svg:height="2.539cm" svg:x="3.461cm" svg:y="3.54cm" svg:viewBox="0 0 8128 2540" svg:d="M0 2413c3048-2413 2286-2413 2286-2413l5842 2540">
          <text:p/>
        </draw:path>
        <draw:frame draw:style-name="gr5" draw:text-style-name="P5" draw:layer="layout" svg:width="13.46cm" svg:height="2.791cm" svg:x="0.873cm" svg:y="9.131cm">
          <draw:text-box>
            <text:p><text:span text:style-name="T3">BADREP</text:span></text:p>
          </draw:text-box>
        </draw:frame>
        <draw:path draw:style-name="gr1" draw:text-style-name="P1" draw:layer="layout" svg:width="8.127cm" svg:height="2.539cm" svg:x="17.842cm" svg:y="4.81cm" svg:viewBox="0 0 8128 2540" svg:d="M0 2413c3048-2413 2286-2413 2286-2413l5842 2540">
          <text:p/>
        </draw:path>
        <draw:path draw:style-name="gr6" draw:text-style-name="P1" draw:layer="layout" svg:width="6.857cm" svg:height="2.504cm" svg:x="18.604cm" svg:y="6.588cm" svg:viewBox="0 0 6858 2505" svg:d="M6858 508c-718 4772-6858-508-6858-508">
          <text:p/>
        </draw:path>
        <draw:custom-shape draw:style-name="gr3" draw:text-style-name="P1" draw:layer="layout" svg:width="1.524cm" svg:height="1.524cm" svg:x="23.811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8.127cm" svg:height="2.539cm" svg:x="17.461cm" svg:y="3.54cm" svg:viewBox="0 0 8128 2540" svg:d="M0 2413c3048-2413 2286-2413 2286-2413l5842 2540">
          <text:p/>
        </draw:path>
        <draw:frame draw:style-name="gr5" draw:text-style-name="P6" draw:layer="layout" svg:width="10.425cm" svg:height="2.791cm" svg:x="16.494cm" svg:y="9.512cm">
          <draw:text-box>
            <text:p><text:span text:style-name="T4">BAD</text:span><text:span text:style-name="T5">REP</text:span></text:p>
          </draw:text-box>
        </draw:frame>
        <draw:line draw:style-name="gr7" draw:text-style-name="P4" draw:layer="layout" svg:x1="14.589cm" svg:y1="19.796cm" svg:x2="14.462cm" svg:y2="1cm">
          <text:p/>
        </draw:line>
      </draw:page>
      <draw:page draw:name="page3" draw:style-name="dp1" draw:master-page-name="Default">
        <draw:path draw:style-name="gr1" draw:text-style-name="P1" draw:layer="layout" svg:width="8.127cm" svg:height="2.539cm" svg:x="3.842cm" svg:y="4.81cm" svg:viewBox="0 0 8128 2540" svg:d="M0 2413c3048-2413 2286-2413 2286-2413l5842 2540">
          <text:p/>
        </draw:path>
        <draw:path draw:style-name="gr2" draw:text-style-name="P1" draw:layer="layout" svg:width="6.857cm" svg:height="2.504cm" svg:x="4.604cm" svg:y="6.588cm" svg:viewBox="0 0 6858 2505" svg:d="M6858 508c-718 4772-6858-508-6858-508">
          <text:p/>
        </draw:path>
        <draw:custom-shape draw:style-name="gr3" draw:text-style-name="P1" draw:layer="layout" svg:width="1.524cm" svg:height="1.524cm" svg:x="9.811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8.127cm" svg:height="2.539cm" svg:x="3.461cm" svg:y="3.54cm" svg:viewBox="0 0 8128 2540" svg:d="M0 2413c3048-2413 2286-2413 2286-2413l5842 2540">
          <text:p/>
        </draw:path>
        <draw:frame draw:style-name="gr5" draw:text-style-name="P5" draw:layer="layout" svg:width="13.46cm" svg:height="2.791cm" svg:x="0.873cm" svg:y="9.131cm">
          <draw:text-box>
            <text:p><text:span text:style-name="T3">BADREP</text:span></text:p>
          </draw:text-box>
        </draw:frame>
        <draw:path draw:style-name="gr1" draw:text-style-name="P1" draw:layer="layout" svg:width="8.127cm" svg:height="2.539cm" svg:x="17.842cm" svg:y="4.81cm" svg:viewBox="0 0 8128 2540" svg:d="M0 2413c3048-2413 2286-2413 2286-2413l5842 2540">
          <text:p/>
        </draw:path>
        <draw:path draw:style-name="gr6" draw:text-style-name="P1" draw:layer="layout" svg:width="6.857cm" svg:height="2.504cm" svg:x="18.604cm" svg:y="6.588cm" svg:viewBox="0 0 6858 2505" svg:d="M6858 508c-718 4772-6858-508-6858-508">
          <text:p/>
        </draw:path>
        <draw:custom-shape draw:style-name="gr3" draw:text-style-name="P1" draw:layer="layout" svg:width="1.524cm" svg:height="1.524cm" svg:x="23.811cm" svg:y="6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" draw:text-style-name="P1" draw:layer="layout" svg:width="8.127cm" svg:height="2.539cm" svg:x="17.461cm" svg:y="3.54cm" svg:viewBox="0 0 8128 2540" svg:d="M0 2413c3048-2413 2286-2413 2286-2413l5842 2540">
          <text:p/>
        </draw:path>
        <draw:line draw:style-name="gr7" draw:text-style-name="P4" draw:layer="layout" svg:x1="14.589cm" svg:y1="19.796cm" svg:x2="14.462cm" svg:y2="1cm">
          <text:p/>
        </draw:line>
        <draw:frame draw:style-name="gr5" draw:text-style-name="P5" draw:layer="layout" svg:width="13.46cm" svg:height="2.791cm" svg:x="14.873cm" svg:y="9.132cm">
          <draw:text-box>
            <text:p><text:span text:style-name="T3">BADREP</text:span></text:p>
          </draw:text-box>
        </draw:frame>
      </draw:page>
      <draw:page draw:name="page4" draw:style-name="dp1" draw:master-page-name="Default">
        <draw:frame draw:style-name="gr5" draw:text-style-name="P2" draw:layer="layout" svg:width="13.232cm" svg:height="3.866cm" svg:x="9.612cm" svg:y="13.024cm">
          <draw:text-box>
            <text:p><text:span text:style-name="T1">BADREP</text:span></text:p>
          </draw:text-box>
        </draw:frame>
        <draw:custom-shape draw:style-name="gr9" draw:text-style-name="P1" draw:layer="layout" svg:width="4.826cm" svg:height="5.842cm" svg:x="11.287cm" svg:y="6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4.826cm" svg:height="5.842cm" svg:x="14.97cm" svg:y="6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3.302cm" svg:height="3.81cm" svg:x="13.573cm" svg:y="7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89cm" svg:height="1.016cm" svg:x="14.108cm" svg:y="9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889cm" svg:height="1.016cm" svg:x="15.209cm" svg:y="9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1" draw:layer="layout" svg:width="4.711cm" svg:height="1.904cm" svg:x="10.693cm" svg:y="5.397cm" svg:viewBox="0 0 4712 1905" svg:d="M0 1905c2413-1905 1270-2596 3302-1072s1270 381 1270 254">
          <text:p/>
        </draw:path>
        <draw:path draw:style-name="gr12" draw:text-style-name="P1" draw:layer="layout" svg:width="4.711cm" svg:height="1.904cm" svg:x="15.778cm" svg:y="5.397cm" svg:viewBox="0 0 4712 1905" svg:d="M4712 1905c-2413-1905-1270-2596-3302-1072s-1270 381-1270 254">
          <text:p/>
        </draw:path>
      </draw:page>
      <draw:page draw:name="page5" draw:style-name="dp1" draw:master-page-name="Default">
        <draw:frame draw:style-name="gr13" draw:text-style-name="P7" draw:layer="layout" svg:width="11.557cm" svg:height="1.944cm" svg:x="9.255cm" svg:y="7.481cm">
          <draw:text-box>
            <text:p><text:span text:style-name="T6">B <text:s/>DREP</text:span></text:p>
          </draw:text-box>
        </draw:frame>
        <draw:frame draw:style-name="gr5" draw:text-style-name="P7" draw:layer="layout" svg:width="1.493cm" svg:height="1.944cm" draw:transform="rotate (-3.11680897821147) translate (11.841cm 9.452cm)">
          <draw:text-box>
            <text:p><text:span text:style-name="T6">A</text:span></text:p>
          </draw:text-box>
        </draw:frame>
      </draw:page>
      <draw:page draw:name="page6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Chalkduster" svg:font-family="Chalkduster" style:font-pitch="variable"/>
    <style:font-face style:name="PROMETHEUS" svg:font-family="PROMETHEUS" style:font-pitch="variable"/>
    <style:font-face style:name="REVOLUTION" svg:font-family="REVOLUTION" style:font-pitch="variable"/>
    <style:font-face style:name="moonhouse" svg:font-family="moonhous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2T16:55:00.421060000</meta:creation-date>
    <dc:date>2014-04-15T20:10:50.558106000</dc:date>
    <meta:editing-duration>PT7H44M27S</meta:editing-duration>
    <meta:editing-cycles>7</meta:editing-cycles>
    <meta:generator>LibreOffice/4.2.1.1$MacOSX_X86_64 LibreOffice_project/d7dbbd7842e6a58b0f521599204e827654e1fb8b</meta:generator>
    <meta:document-statistic meta:object-count="45"/>
  </office:meta>
</office:document-meta>
</file>